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0b8f77" officeooo:paragraph-rsid="000b8f77"/>
    </style:style>
    <style:style style:name="P2" style:family="paragraph" style:parent-style-name="Standard">
      <style:text-properties style:font-name="Nimbus Sans L" officeooo:rsid="000c13d5" officeooo:paragraph-rsid="000c13d5"/>
    </style:style>
    <style:style style:name="P3" style:family="paragraph" style:parent-style-name="Standard">
      <style:text-properties style:font-name="Nimbus Sans L" officeooo:rsid="000c948b" officeooo:paragraph-rsid="000c948b"/>
    </style:style>
    <style:style style:name="T1" style:family="text">
      <style:text-properties officeooo:rsid="000c948b"/>
    </style:style>
    <style:style style:name="T2" style:family="text">
      <style:text-properties officeooo:rsid="000d555c"/>
    </style:style>
    <style:style style:name="T3" style:family="text">
      <style:text-properties officeooo:rsid="000e74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plan</text:p>
      <text:p text:style-name="P1"/>
      <text:p text:style-name="P1">1. Bakgrund</text:p>
      <text:p text:style-name="P2">Jag valde att programmera ett dat<text:span text:style-name="T1">or</text:span>spel för att jag vill <text:span text:style-name="T3">skapa ett fungerande program med hjälp av verktyg som används i professionella miljöer</text:span>. <text:span text:style-name="T1">I 90 talet så var det enda programmet som hade blivit installerat på fler datorer än Windows DooM, ett spel. Datorspel har bara ökat i popularitet sedan dess, därför handlar gymnasiearbetet om att skapa ett datorspel. </text:span></text:p>
      <text:p text:style-name="P1"/>
      <text:p text:style-name="P1">2. Syfte, mål &amp; problemformulering</text:p>
      <text:p text:style-name="P3">Målet med gymnasiearbetet är att skapa ett datorspel med 3-dimensionell grafik som fungerar på många plattformar. <text:span text:style-name="T2">I spelet har man ett rymdskepp och ska försöka skjuta ner andra rymdskepp styrda av datorn. </text:span></text:p>
      <text:p text:style-name="P1"/>
      <text:p text:style-name="P1">3. Genomförande</text:p>
      <text:p text:style-name="P1"/>
      <text:p text:style-name="P1">4. Form för redovisning och pres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2:13:35.916607982</meta:creation-date>
    <dc:date>2016-05-16T17:16:54.570754832</dc:date>
    <meta:editing-duration>PT3H41M38S</meta:editing-duration>
    <meta:editing-cycles>3</meta:editing-cycles>
    <meta:generator>LibreOffice/5.1.2.2.0$Linux_X86_64 LibreOffice_project/10m0$Build-2</meta:generator>
    <meta:document-statistic meta:table-count="0" meta:image-count="0" meta:object-count="0" meta:page-count="1" meta:paragraph-count="7" meta:word-count="107" meta:character-count="680" meta:non-whitespace-character-count="578"/>
  </office:meta>
</office:document-meta>
</file>